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a01b" officeooo:paragraph-rsid="000ba01b"/>
    </style:style>
    <style:style style:name="P2" style:family="paragraph" style:parent-style-name="Standard">
      <style:paragraph-properties fo:text-align="center" style:justify-single-word="false"/>
      <style:text-properties officeooo:rsid="000bcc0d" officeooo:paragraph-rsid="000bc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Dead</text:p>
      <text:p text:style-name="P2"/>
      <text:p text:style-name="P2">by Kyle Eggleston</text:p>
      <text:p text:style-name="P1"/>
      <text:p text:style-name="P1">Susan walked into the apartment. It smelled of death. Her shoes slid across a slimy substance. Looking down, Susan saw she was walking on blood.</text:p>
      <text:p text:style-name="P1"/>
      <text:p text:style-name="P1">What in the world? She wondered. Susan continued to walk around the place. It was a mess. Lamps had been tossed around. Furniture was on its end. A complete mess.</text:p>
      <text:p text:style-name="P1"/>
      <text:p text:style-name="P1">Holstering her weapon, Susan realized she wouldn't need it. That's when she found the body. A middle aged man. His throat had been slit from ear to ear.</text:p>
      <text:p text:style-name="P1"/>
      <text:p text:style-name="P1">Susan checked the man's pulse. He was dead for sure.</text:p>
      <text:p text:style-name="P1"/>
      <text:p text:style-name="P1">Someone had beaten her to the pun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11:15:27.557000000</meta:creation-date>
    <dc:date>2014-04-18T11:20:11.638000000</dc:date>
    <meta:editing-duration>PT9S</meta:editing-duration>
    <meta:editing-cycles>2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7" meta:word-count="105" meta:character-count="571" meta:non-whitespace-character-count="473"/>
  </office:meta>
</office:document-meta>
</file>